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2" style:family="paragraph" style:parent-style-name="Standard">
      <style:paragraph-properties fo:line-height="100%"/>
    </style:style>
    <style:style style:name="P3" style:family="paragraph" style:parent-style-name="Standard">
      <style:text-properties fo:color="#000000" style:font-name="Arial" fo:font-size="12pt" style:font-name-asian="Times New Roman" style:font-size-asian="12pt" style:font-name-complex="Arial1" style:font-size-complex="12pt"/>
    </style:style>
    <style:style style:name="P4" style:family="paragraph" style:parent-style-name="Standard">
      <style:paragraph-properties fo:line-height="200%"/>
    </style:style>
    <style:style style:name="P5" style:family="paragraph" style:parent-style-name="Standard">
      <style:paragraph-properties fo:margin-top="0in" fo:margin-bottom="0.139in" style:contextual-spacing="false" fo:line-height="200%"/>
    </style:style>
    <style:style style:name="P6" style:family="paragraph" style:parent-style-name="Standard" style:master-page-name="Standard">
      <style:paragraph-properties fo:text-align="center" style:justify-single-word="false" style:page-number="auto"/>
    </style:style>
    <style:style style:name="T1" style:family="text">
      <style:text-properties style:font-name="Arial" fo:font-size="16pt" style:font-size-asian="16pt" style:font-name-complex="Arial1" style:font-size-complex="16pt"/>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style:font-name-asian="Times New Roman" style:font-size-asian="12pt" style:font-name-complex="Arial1" style:font-size-complex="12pt"/>
    </style:style>
    <style:style style:name="T4" style:family="text">
      <style:text-properties fo:color="#000000" style:font-name="Arial" fo:font-size="12pt" style:font-name-asian="Times New Roman" style:font-size-asian="12pt" style:font-name-complex="Arial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OrientPSU</text:span></text:p>
      <text:p text:style-name="P1"/>
      <text:p text:style-name="P2"><text:span text:style-name="T2">Correspondent Member:<text:tab/><text:tab/><text:tab/>John Deebel<text:tab/><text:tab/><text:tab/></text:span><text:bookmark text:name="_GoBack"/><text:span text:style-name="Internet_20_link"><text:span text:style-name="T2">jmd299@psu.edu</text:span></text:span></text:p>
      <text:p text:style-name="P2"><text:span text:style-name="T2">Team Members:<text:tab/><text:tab/><text:tab/><text:tab/>Brandon Davis<text:tab/><text:tab/></text:span><text:a xlink:type="simple" xlink:href="mailto:bsd5129@psu.edu"><text:span text:style-name="Internet_20_link"><text:span text:style-name="T3">bsd5129@psu.edu</text:span></text:span></text:a></text:p>
      <text:p text:style-name="P2"><text:span text:style-name="T4"><text:tab/><text:tab/><text:tab/><text:tab/><text:tab/><text:tab/>Clarence Lashier<text:tab/><text:tab/></text:span><text:a xlink:type="simple" xlink:href="mailto:cbl5093@psu.edu"><text:span text:style-name="Internet_20_link"><text:span text:style-name="T3">cbl5093@psu.edu</text:span></text:span></text:a></text:p>
      <text:p text:style-name="Standard"><text:span text:style-name="T4"><text:tab/><text:tab/><text:tab/><text:tab/><text:tab/><text:tab/>Ngan Nguyen<text:tab/><text:tab/></text:span><text:a xlink:type="simple" xlink:href="mailto:nhn5026@psu.edu"><text:span text:style-name="Internet_20_link"><text:span text:style-name="T3">nhn5026@psu.edu</text:span></text:span></text:a></text:p>
      <text:p text:style-name="P3"/>
      <text:p text:style-name="P4"><text:span text:style-name="T4"><text:tab/></text:span></text:p>
      <text:p text:style-name="P5"><text:span text:style-name="T4">OrientPSU is a mobile android application that can be utilized to assist incoming students for their orientation tour and first semester at Penn State Harrisburg. It will provide useful tips and tools to allow students to quickly acclimate to college life. <text:s/>The primary function will be a “scavenger hunt” that takes the students around to several locations throughout campus informing them of interesting and necessary information along the way. <text:s/>Using GPS Location Services, the app will know that students have reached a goal and unlock new tasks. <text:s/>The app can promote social interaction by providing one subset of students certain parts of clues and another subset other parts of the clues. <text:s/>It will be a fun and interactive way to learn about Penn State Harrisburg. Other functions may include: student to class direction, student to building direction, and first time wifi-setup instru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4:20:00</meta:creation-date>
    <meta:initial-creator>Deebel, John M CIV NAVSUP BUS SYS CEN</meta:initial-creator>
    <dc:language>en-US</dc:language>
    <dc:creator>Tony Nguyen</dc:creator>
    <meta:print-date>2016-01-13T14:29:25</meta:print-date>
    <dc:date>2016-01-13T16:57:00</dc:date>
    <meta:editing-cycles>2</meta:editing-cycles>
    <meta:editing-duration>PT23S</meta:editing-duration>
    <meta:generator>LibreOffice/4.2.8.2$Linux_X86_64 LibreOffice_project/420m0$Build-2</meta:generator>
    <meta:document-statistic meta:table-count="0" meta:image-count="0" meta:object-count="0" meta:page-count="1" meta:paragraph-count="7" meta:word-count="159" meta:character-count="1080" meta:non-whitespace-character-count="900"/>
    <meta:template xlink:type="simple" xlink:actuate="onRequest" xlink:title="Normal.dotm" xlink:href=""/>
  </office:meta>
</office:document-meta>
</file>